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.893cm" fo:min-width="2.643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7.624cm" fo:min-width="8.64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39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4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Times New Roman" fo:font-style="italic" style:font-style-asian="italic" style:font-style-complex="italic"/>
    </style:style>
    <style:style style:name="T1" style:family="text">
      <style:text-properties style:font-name="Times New Roman" fo:font-style="italic" style:font-style-asian="italic" style:font-style-complex="italic"/>
    </style:style>
    <style:style style:name="T2" style:family="text">
      <style:text-properties style:font-name="Liberation Mono"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4.445cm" svg:x="5.064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445cm" svg:height="4.445cm" svg:x="3.604cm" svg:y="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445cm" svg:height="4.445cm" svg:x="2.143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9.144cm" svg:height="7.874cm" svg:x="1.435cm" svg:y="1.63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602cm" svg:height="0.987cm" svg:x="2.776cm" svg:y="2.459cm">
          <draw:text-box>
            <text:p><text:span text:style-name="T1">p=</text:span><text:span text:style-name="T2">True</text:span></text:p>
          </draw:text-box>
        </draw:frame>
        <draw:frame draw:style-name="gr3" draw:text-style-name="P2" draw:layer="layout" svg:width="2.602cm" svg:height="0.987cm" svg:x="6.35cm" svg:y="2.143cm">
          <draw:text-box>
            <text:p><text:span text:style-name="T1">q=</text:span><text:span text:style-name="T2">True</text:span></text:p>
          </draw:text-box>
        </draw:frame>
        <draw:frame draw:style-name="gr4" draw:text-style-name="P2" draw:layer="layout" svg:width="2.53cm" svg:height="0.987cm" svg:x="4.393cm" svg:y="7.477cm">
          <draw:text-box>
            <text:p><text:span text:style-name="T1">r=</text:span><text:span text:style-name="T2">Tru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2-22T00:37:16.467000000</meta:creation-date>
    <dc:date>2021-05-23T12:30:43.692000000</dc:date>
    <meta:editing-duration>PT5M21S</meta:editing-duration>
    <meta:editing-cycles>4</meta:editing-cycles>
    <meta:generator>LibreOffice/6.3.2.2$Windows_X86_64 LibreOffice_project/98b30e735bda24bc04ab42594c85f7fd8be07b9c</meta:generator>
    <meta:document-statistic meta:object-count="7"/>
  </office:meta>
</office:document-meta>
</file>